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2.04cm" loext:decorative="false"/>
      <style:paragraph-properties style:writing-mode="lr-tb"/>
    </style:style>
    <style:style style:name="gr2" style:family="graphic" style:parent-style-name="standard">
      <style:graphic-properties svg:stroke-color="#000000" draw:opacity="0%" draw:textarea-horizontal-align="justify" draw:textarea-vertical-align="middle" draw:auto-grow-height="false" fo:min-height="1.02cm" fo:min-width="2.675cm" loext:decorative="false"/>
      <style:paragraph-properties style:writing-mode="lr-tb"/>
    </style:style>
    <style:style style:name="gr3" style:family="graphic" style:parent-style-name="standard">
      <style:graphic-properties svg:stroke-color="#000000" draw:opacity="0%" draw:textarea-horizontal-align="justify" draw:textarea-vertical-align="middle" draw:auto-grow-height="false" fo:min-height="0.424cm" fo:min-width="1.971cm" loext:decorative="false"/>
      <style:paragraph-properties style:writing-mode="lr-tb"/>
    </style:style>
    <style:style style:name="gr4" style:family="graphic" style:parent-style-name="standard">
      <style:graphic-properties svg:stroke-color="#000000" draw:opacity="0%" draw:textarea-horizontal-align="justify" draw:textarea-vertical-align="middle" draw:auto-grow-height="false" fo:min-height="0.424cm" fo:min-width="2.42cm" loext:decorative="false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0.424cm" fo:min-width="2.643cm" loext:decorative="false"/>
      <style:paragraph-properties style:writing-mode="lr-tb"/>
    </style:style>
    <style:style style:name="gr6" style:family="graphic" style:parent-style-name="objectwithoutfill">
      <style:graphic-properties svg:stroke-color="#000000" draw:fill="none" draw:textarea-vertical-align="middle" loext:decorative="false"/>
    </style:style>
    <style:style style:name="gr7" style:family="graphic" style:parent-style-name="standard">
      <style:graphic-properties svg:stroke-color="#000000" draw:opacity="0%" draw:textarea-horizontal-align="justify" draw:textarea-vertical-align="middle" draw:auto-grow-height="false" fo:min-height="1.814cm" fo:min-width="2.2cm" loext:decorative="false"/>
      <style:paragraph-properties style:writing-mode="lr-tb"/>
    </style:style>
    <style:style style:name="gr8" style:family="graphic" style:parent-style-name="standard">
      <style:graphic-properties svg:stroke-color="#000000" draw:opacity="0%" draw:textarea-horizontal-align="justify" draw:textarea-vertical-align="middle" draw:auto-grow-height="false" fo:min-height="1.097cm" fo:min-width="2.868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opacity="0%"/>
      <style:paragraph-properties fo:text-align="center"/>
      <style:text-properties fo:font-size="15pt" style:font-size-asian="15pt" style:font-size-complex="15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1.27cm" svg:x="2.905cm" svg:y="9.89cm">
          <text:p text:style-name="P1"><text:span text:style-name="T1">U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175cm" svg:height="1.27cm" svg:x="20.685cm" svg:y="9.89cm">
          <text:p text:style-name="P1"><text:span text:style-name="T1">Questions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493cm" svg:height="0.952cm" svg:x="1.952cm" svg:y="6.08cm">
          <text:p text:style-name="P1"><text:span text:style-name="T1">user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4.128cm" svg:height="0.952cm" svg:x="1.634cm" svg:y="12.748cm">
          <text:p text:style-name="P1"><text:span text:style-name="T1">Passwor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93cm" svg:height="0.952cm" svg:x="5.127cm" svg:y="7.032cm">
          <text:p text:style-name="P1"><text:span text:style-name="T1">em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4.445cm" svg:height="0.952cm" svg:x="6.715cm" svg:y="13.065cm">
          <text:p text:style-name="P1"><text:span text:style-name="T1">Ph nu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493cm" svg:height="0.952cm" svg:x="9.255cm" svg:y="7.985cm">
          <text:p text:style-name="P1"><text:span text:style-name="T1">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4.175cm" svg:y1="9.89cm" svg:x2="3.222cm" svg:y2="7.032cm">
          <text:p/>
        </draw:line>
        <draw:line draw:style-name="gr6" draw:text-style-name="P3" draw:layer="layout" svg:x1="4.175cm" svg:y1="9.89cm" svg:x2="6.715cm" svg:y2="7.985cm">
          <text:p/>
        </draw:line>
        <draw:line draw:style-name="gr6" draw:text-style-name="P3" draw:layer="layout" svg:x1="3.857cm" svg:y1="11.16cm" svg:x2="3.857cm" svg:y2="12.747cm">
          <text:p/>
        </draw:line>
        <draw:line draw:style-name="gr6" draw:text-style-name="P3" draw:layer="layout" svg:x1="3.857cm" svg:y1="11.16cm" svg:x2="8.62cm" svg:y2="13.065cm">
          <text:p/>
        </draw:line>
        <draw:line draw:style-name="gr6" draw:text-style-name="P3" draw:layer="layout" svg:x1="4.175cm" svg:y1="9.89cm" svg:x2="10.525cm" svg:y2="8.937cm">
          <text:p/>
        </draw:line>
        <draw:custom-shape draw:style-name="gr7" draw:text-style-name="P2" draw:layer="layout" svg:width="5.398cm" svg:height="4.127cm" svg:x="12.63cm" svg:y="8.402cm">
          <text:p text:style-name="P1"><text:span text:style-name="T1">Upload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6" draw:text-style-name="P3" draw:layer="layout" svg:x1="5.445cm" svg:y1="10.525cm" svg:x2="12.747cm" svg:y2="10.525cm">
          <text:p/>
        </draw:line>
        <draw:line draw:style-name="gr6" draw:text-style-name="P3" draw:layer="layout" svg:x1="17.945cm" svg:y1="10.525cm" svg:x2="20.685cm" svg:y2="10.525cm">
          <text:p/>
        </draw:line>
        <draw:custom-shape draw:style-name="gr8" draw:text-style-name="P2" draw:layer="layout" svg:width="4.762cm" svg:height="1.905cm" svg:x="16.875cm" svg:y="5.127cm">
          <text:p text:style-name="P1"><text:span text:style-name="T1">Question’s i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4.762cm" svg:height="1.905cm" svg:x="21.32cm" svg:y="14.97cm">
          <text:p text:style-name="P1"><text:span text:style-name="T1">Question’s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3" draw:layer="layout" svg:x1="19.732cm" svg:y1="7.032cm" svg:x2="21.637cm" svg:y2="9.89cm">
          <text:p/>
        </draw:line>
        <draw:line draw:style-name="gr6" draw:text-style-name="P3" draw:layer="layout" svg:x1="21.955cm" svg:y1="11.16cm" svg:x2="23.86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5-17T17:41:34.368000000</meta:creation-date>
    <dc:date>2024-05-17T17:53:16.686000000</dc:date>
    <meta:editing-duration>PT46S</meta:editing-duration>
    <meta:editing-cycles>1</meta:editing-cycles>
    <meta:document-statistic meta:object-count="19"/>
    <meta:generator>LibreOffice/24.2.3.2$Windows_X86_64 LibreOffice_project/433d9c2ded56988e8a90e6b2e771ee4e6a5ab2ba</meta:generator>
  </office:meta>
</office:document-meta>
</file>